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2" style:parent-style-name="Normal" style:family="paragraph">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P5" style:parent-style-name="Normal" style:family="paragraph">
      <style:text-properties fo:font-style="italic" style:font-style-asian="italic"/>
    </style:style>
    <style:style style:name="P6" style:parent-style-name="Normal" style:family="paragraph">
      <style:text-properties fo:font-style="italic" style:font-style-asian="italic"/>
    </style:style>
    <style:style style:name="T7" style:parent-style-name="DefaultParagraphFont" style:family="text">
      <style:text-properties fo:font-style="italic" style:font-style-asian="italic"/>
    </style:style>
    <style:style style:name="P8" style:parent-style-name="Normal" style:family="paragraph">
      <style:text-properties fo:font-style="italic" style:font-style-asian="italic"/>
    </style:style>
    <style:style style:name="T9" style:parent-style-name="DefaultParagraphFont" style:family="text">
      <style:text-properties fo:font-style="italic" style:font-style-asian="italic"/>
    </style:style>
    <style:style style:name="P10" style:parent-style-name="Normal" style:family="paragraph">
      <style:text-properties fo:font-style="italic" style:font-style-asian="italic"/>
    </style:style>
    <style:style style:name="P11" style:parent-style-name="Normal" style:family="paragraph">
      <style:text-properties fo:font-style="italic" style:font-style-asian="italic"/>
    </style:style>
    <style:style style:name="P12" style:parent-style-name="Normal" style:family="paragraph">
      <style:text-properties fo:font-style="italic" style:font-style-asian="italic"/>
    </style:style>
    <style:style style:name="P13" style:parent-style-name="Normal" style:family="paragraph">
      <style:text-properties fo:font-style="italic" style:font-style-asian="italic"/>
    </style:style>
    <style:style style:name="P14" style:parent-style-name="Normal" style:family="paragraph">
      <style:text-properties fo:font-style="italic" style:font-style-asian="italic"/>
    </style:style>
    <style:style style:name="P15" style:parent-style-name="Normal" style:family="paragraph">
      <style:text-properties fo:font-style="italic" style:font-style-asian="italic"/>
    </style:style>
  </office:automatic-styles>
  <office:body>
    <office:text text:use-soft-page-breaks="true">
      <text:p text:style-name="P1">Elements of culture</text:p>
      <text:p text:style-name="Normal"><text:s/></text:p>
      <text:p text:style-name="Normal">Cultural differences manifest themselves through the elements of culture (Shaidul 2009).<text:s/>I am coming from a primary school background and have seen sometimes radical differences in schools which you might think would share the same cultures.</text:p>
      <text:p text:style-name="P2">Value</text:p>
      <text:p text:style-name="Normal"><text:span text:style-name="T3">“Values are the principal building blocks of culture” (Shaidul 2009)</text:span><text:span text:style-name="T4"><text:s/></text:span>Each school in Ireland has a “Mission Statement” which tells us what the schools values are. These mission statements are a driving force for cultures of schools. In an interview for a position you may be asked for your views on the school’s mission statement and your response will be one of the factors determining if<text:s/>you<text:s/>are the right candidate for the school.<text:s/></text:p>
      <text:p text:style-name="P5">Social Norm</text:p>
      <text:p text:style-name="Normal">“The mutual sense of a group has of what is right and wrong” (Shaidul 2009)<text:s/>In my last school we implemented a healthy eating policy “Food Dudes”<text:s/><text:a xlink:href="http://www.fooddudes.ie/main.html" office:target-frame-name="_top" xlink:show="replace"><text:span text:style-name="Hyperlink">http://www.fooddudes.ie/main.html</text:span></text:a><text:s/>This was an attempt by the school to break the bad habits of the students with their lunch choices. This is an example of how we had tried to change a ‘norm’. We found that changing a norm was not very easy and not an overnight process. Changing a norm takes time and effort. Trying to implement a healthy eating policy was resisted by some students and even parents, (which is hard to believe). I feel this<text:s/>shows that there is a wider issue with diet and eating habits in Ireland. Therefore, trying to change the social norm in the organisation when it would be contradictory to the national social norm is going to be difficult and cause conflict.</text:p>
      <text:p text:style-name="P6">Hero</text:p>
      <text:p text:style-name="Normal"><text:span text:style-name="T7">“Models for behaviour” (Shaidul 2009)<text:s/></text:span>In the primary school these are the long term members of staff. They uphold and pass on the cultures to new staff members.<text:s/>The trouble in this case is that due to the heroes it is sometimes difficult to change a culture which you feel is not desirable. I mentioned this in my dealing with cultural diversity post. Even though the practises these heroes uphold are prized within the culture of one school does not mean that there is not a better option out there for the schools. Sometimes these heroes can hold a school back from moving forward<text:s/>and transforming.<text:s/></text:p>
      <text:p text:style-name="P8">Rituals</text:p>
      <text:p text:style-name="Normal"><text:span text:style-name="T9">“Rituals can provide clues about the cultures beliefs” (Shaidul 2009)<text:s/></text:span>The influence of the Catholic Church in Irish primary schools is the best example of rituals. Prayers are said throughout the day, children attend masses on Holy Days and the Sacraments are prepared for and celebrated in schools.<text:s/></text:p>
      <text:p text:style-name="P10">References</text:p>
      <text:p text:style-name="P11"/>
      <text:p text:style-name="P12">Kazi, Shaidul (2009) Managerial Decision-Making Behaviour and Impact of Culture. Experiences from three Countries: India, Bangladesh and Finland. Academic Dissertation, University of Tampere.</text:p>
      <text:p text:style-name="P13"/>
      <text:p text:style-name="P14">http://www.fooddudes.ie/main.html</text:p>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nice Maher</meta:initial-creator>
    <dc:creator>Canice Maher</dc:creator>
    <meta:creation-date>2018-04-01T19:44:00Z</meta:creation-date>
    <dc:date>2018-04-01T20:14:00Z</dc:date>
    <meta:template xlink:href="Normal" xlink:type="simple"/>
    <meta:editing-cycles>8</meta:editing-cycles>
    <meta:editing-duration>PT1800S</meta:editing-duration>
    <meta:document-statistic meta:page-count="2" meta:paragraph-count="16" meta:word-count="454" meta:character-count="2736" meta:row-count="40" meta:non-whitespace-character-count="2298"/>
  </office:meta>
</office:document-meta>
</file>